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>
      <style:paragraph-properties fo:margin-top="0.1665in" fo:margin-bottom="0.1665in" loext:contextual-spacing="false" fo:line-height="100%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3" style:family="paragraph" style:parent-style-name="Standard">
      <style:paragraph-properties fo:margin-top="0.1665in" fo:margin-bottom="0.1665in" loext:contextual-spacing="false" fo:line-height="100%"/>
      <style:text-properties style:font-name="Calibri" fo:font-size="12pt" style:font-name-asian="Calibri1" style:font-size-asian="12pt" style:font-name-complex="Calibri1" style:font-size-complex="12pt"/>
    </style:style>
    <style:style style:name="P4" style:family="paragraph" style:parent-style-name="Standard" style:master-page-name="Standard">
      <style:paragraph-properties fo:margin-top="0.1665in" fo:margin-bottom="0.1665in" loext:contextual-spacing="false" fo:line-height="100%" style:page-number="1"/>
    </style:style>
    <style:style style:name="T1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2" style:family="text">
      <style:text-properties style:font-name="Calibri" fo:font-size="12pt" style:font-name-asian="Calibri1" style:font-size-asian="12pt" style:font-name-complex="Calibri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Условие:</text:span></text:p>
      <text:p text:style-name="P1"><text:span text:style-name="T2">Написать на Java программу распаковывания строки. На вход поступает строка вида число[строка], на выход - строка, содержащая повторяющиеся подстроки.</text:span></text:p>
      <text:p text:style-name="P2"/>
      <text:p text:style-name="P1"><text:span text:style-name="T1">Пример:</text:span></text:p>
      <text:p text:style-name="P1"><text:span text:style-name="T2">Вход: 3[xyz]4[xy]z</text:span></text:p>
      <text:p text:style-name="P1"><text:span text:style-name="T2">Выход: xyzxyzxyzxyxyxyxyz</text:span></text:p>
      <text:p text:style-name="P2"/>
      <text:p text:style-name="P1"><text:span text:style-name="T1">Ограничения:</text:span></text:p>
      <text:p text:style-name="P1"><text:span text:style-name="T2">- одно повторение может содержать другое. Например: 2[3[x]y] <text:s/>= xxxyxxxy</text:span></text:p>
      <text:p text:style-name="P1"><text:span text:style-name="T2">- допустимые символы на вход: латинские буквы, числа и скобки []</text:span></text:p>
      <text:p text:style-name="P1"><text:span text:style-name="T2">- числа означают только число повторений</text:span></text:p>
      <text:p text:style-name="P1"><text:span text:style-name="T2">- скобки только для обозначения повторяющихся подстрок</text:span></text:p>
      <text:p text:style-name="P1"><text:span text:style-name="T2">- входная строка всегда валидна.</text:span></text:p>
      <text:p text:style-name="P3"/>
      <text:p text:style-name="P1"><text:span text:style-name="T1">Дополнительное задание:</text:span></text:p>
      <text:p text:style-name="P1"><text:span text:style-name="T2">Проверить входную строку на валидность.</text:span></text:p>
      <text:p text:style-name="P3"/>
      <text:p text:style-name="P1"><text:span text:style-name="T1">Решение: </text:span></text:p>
      <text:p text:style-name="P1"><text:span text:style-name="T2">Исходные коды выложить на GitHub или прислать по e-mail. Ссылки на GitHub и файлы с решением присылать на e-mail, указанный в письме с подтверждением регистрации на курс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5" meta:word-count="100" meta:character-count="722" meta:non-whitespace-character-count="635"/>
    <meta:generator>LibreOfficeDev/6.0.5.2$Linux_X86_64 LibreOffice_project/</meta:generator>
  </office:meta>
</office:document-meta>
</file>